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in" fo:margin-right="0in" fo:text-indent="0.4925in" style:auto-text-indent="false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fo:font-weight="bold" style:font-weight-asian="bold" style:font-name-complex="Calibri" style:font-weight-complex="bold"/>
    </style:style>
    <style:style style:name="P4" style:family="paragraph" style:parent-style-name="Standard">
      <style:text-properties officeooo:paragraph-rsid="000e7425"/>
    </style:style>
    <style:style style:name="P5" style:family="paragraph" style:parent-style-name="Standard">
      <style:text-properties officeooo:rsid="000eb483" officeooo:paragraph-rsid="000eb483"/>
    </style:style>
    <style:style style:name="P6" style:family="paragraph" style:parent-style-name="Standard">
      <style:text-properties fo:font-weight="bold" officeooo:rsid="000eb483" officeooo:paragraph-rsid="000eb483" style:font-weight-asian="bold" style:font-weight-complex="bold"/>
    </style:style>
    <style:style style:name="P7" style:family="paragraph" style:parent-style-name="Standard">
      <style:text-properties officeooo:paragraph-rsid="000eb483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0 – Documentation</text:p>
      <text:p text:style-name="P6">Parallelization Strategies:</text:p>
      <text:p text:style-name="P5">The input array is divided into two segments and threads run the different segments using Open MP model. Merge sort algorithm is used for sorting.</text:p>
      <text:p text:style-name="Standard"><text:span text:style-name="T1"/></text:p>
      <text:p text:style-name="Standard"><text:span text:style-name="T1"/></text:p>
      <text:p text:style-name="Standard"><text:span text:style-name="T1">Description of Code Organization</text:span></text:p>
      <text:p text:style-name="P5"><text:span text:style-name="T1">sort_Algorithm.c</text:span></text:p>
      <text:p text:style-name="P5">The merge sort algorithm is present here</text:p>
      <text:p text:style-name="P5"/>
      <text:p text:style-name="P6">main.c</text:p>
      <text:p text:style-name="P5">Parsing the elements from the input file is performed here.</text:p>
      <text:p text:style-name="P5">Also writing the output <text:s/>to the output file is done here</text:p>
      <text:p text:style-name="P5">The open MP API are used here to divide the task among threads</text:p>
      <text:p text:style-name="P5"/>
      <text:p text:style-name="P7"/>
      <text:p text:style-name="P1">Description of every file submitted</text:p>
      <text:p text:style-name="Standard"/>
      <text:p text:style-name="P4">| -- Source</text:p>
      <text:p text:style-name="P4">|<text:tab/>|- Main.c <text:s text:c="17"/>(Main Application)</text:p>
      <text:p text:style-name="P4">| <text:s text:c="10"/>| - Sort_algorithm.c (has the merge sort algorithm)</text:p>
      <text:p text:style-name="P4">|</text:p>
      <text:p text:style-name="P4">| -- Includes</text:p>
      <text:p text:style-name="P4">|<text:tab/>|- Main.h</text:p>
      <text:p text:style-name="P4">| <text:s text:c="10"/>| - Sort_algorithm.h</text:p>
      <text:p text:style-name="P4">|</text:p>
      <text:p text:style-name="P4">|-- Makefile</text:p>
      <text:p text:style-name="P4">|</text:p>
      <text:p text:style-name="P4">|-- All input and output files</text:p>
      <text:p text:style-name="P4">|</text:p>
      <text:p text:style-name="P4"/>
      <text:p text:style-name="P4"/>
      <text:p text:style-name="P1">Main.c</text:p>
      <text:p text:style-name="Standard"><text:tab/>Contains the main application</text:p>
      <text:p text:style-name="P1">Main.h</text:p>
      <text:p text:style-name="Standard"><text:tab/>Header declarations for the main application</text:p>
      <text:p text:style-name="P1">Sort_algorithm.c</text:p>
      <text:p text:style-name="Standard"><text:tab/>Contains function definitions for merge sort algorithm</text:p>
      <text:p text:style-name="P1">Sort_algorithm.c</text:p>
      <text:p text:style-name="P2">Contains function declarations for merge sort algorithm</text:p>
      <text:p text:style-name="P1">Makefile</text:p>
      <text:p text:style-name="Standard"><text:tab/>Helper script to generate and clean the executables</text:p>
      <text:p text:style-name="P1">Compilation instructions</text:p>
      <text:p text:style-name="Standard"><text:tab/>Make</text:p>
      <text:p text:style-name="Standard"><text:tab/><text:tab/>To generate the executable mysort</text:p>
      <text:p text:style-name="Standard"><text:tab/>Make clean</text:p>
      <text:p text:style-name="Standard"><text:tab/><text:tab/>To clean all object files and executable</text:p>
      <text:p text:style-name="Standard"/>
      <text:p text:style-name="Standard"/>
      <text:p text:style-name="P1"><text:soft-page-break/>Execution instructions</text:p>
      <text:p text:style-name="Standard"/>
      <text:p text:style-name="Standard">./mysort –name</text:p>
      <text:p text:style-name="Standard"><text:tab/>For displaying the author’s name</text:p>
      <text:p text:style-name="Standard"/>
      <text:p text:style-name="Standard">General rule for application execution:</text:p>
      <text:p text:style-name="Standard"><text:tab/>./mysort [input file] -o [output file]</text:p>
      <text:p text:style-name="Standard">Default output stream – standard 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creation-date>2019-09-03T14:02:00Z</meta:creation-date>
    <dc:date>2019-10-31T23:03:27.901118842</dc:date>
    <meta:editing-cycles>8</meta:editing-cycles>
    <meta:editing-duration>PT3H55M2S</meta:editing-duration>
    <meta:document-statistic meta:table-count="0" meta:image-count="0" meta:object-count="0" meta:page-count="2" meta:paragraph-count="44" meta:word-count="199" meta:character-count="1314" meta:non-whitespace-character-count="1107"/>
    <meta:template xlink:type="simple" xlink:actuate="onRequest" xlink:title="" xlink:href="Normal"/>
  </office:meta>
</office:document-meta>
</file>